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7.5in" style:rel-width="100%" fo:margin-left="-0.075in" fo:margin-top="0in" fo:margin-bottom="0in" table:align="left" style:writing-mode="lr-tb"/>
    </style:style>
    <style:style style:name="Table1.A" style:family="table-column">
      <style:table-column-properties style:column-width="0.3799in" style:rel-column-width="3322*"/>
    </style:style>
    <style:style style:name="Table1.B" style:family="table-column">
      <style:table-column-properties style:column-width="1.2257in" style:rel-column-width="10709*"/>
    </style:style>
    <style:style style:name="Table1.C" style:family="table-column">
      <style:table-column-properties style:column-width="1.5313in" style:rel-column-width="13382*"/>
    </style:style>
    <style:style style:name="Table1.E" style:family="table-column">
      <style:table-column-properties style:column-width="1.5938in" style:rel-column-width="13926*"/>
    </style:style>
    <style:style style:name="Table1.F" style:family="table-column">
      <style:table-column-properties style:column-width="1.2375in" style:rel-column-width="10811*"/>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Text_20_body">
      <style:paragraph-properties fo:margin-top="0in" fo:margin-bottom="0in" style:contextual-spacing="false" fo:text-align="center" style:justify-single-word="false"/>
    </style:style>
    <style:style style:name="P2" style:family="paragraph" style:parent-style-name="Source_20_Code">
      <loext:graphic-properties draw:fill="solid" draw:fill-color="#f2f2f2"/>
      <style:paragraph-properties fo:background-color="#f2f2f2"/>
    </style:style>
    <style:style style:name="P3" style:family="paragraph" style:parent-style-name="Text_20_body">
      <loext:graphic-properties draw:fill="solid" draw:fill-color="#f2f2f2"/>
      <style:paragraph-properties fo:margin-top="0.1252in" fo:margin-bottom="0in" style:contextual-spacing="false" fo:background-color="#f2f2f2"/>
    </style:style>
    <style:style style:name="P4" style:family="paragraph" style:parent-style-name="Text_20_body">
      <loext:graphic-properties draw:fill="solid" draw:fill-color="#f2f2f2"/>
      <style:paragraph-properties fo:margin-top="0in" fo:margin-bottom="0in" style:contextual-spacing="false" fo:background-color="#f2f2f2"/>
    </style:style>
    <style:style style:name="P5" style:family="paragraph" style:parent-style-name="Text_20_body">
      <loext:graphic-properties draw:fill="solid" draw:fill-color="#f2f2f2"/>
      <style:paragraph-properties fo:margin-top="0in" fo:margin-bottom="0in" style:contextual-spacing="false" fo:text-align="start" style:justify-single-word="false" fo:background-color="#f2f2f2"/>
    </style:style>
    <style:style style:name="P6" style:family="paragraph" style:parent-style-name="Text_20_body">
      <loext:graphic-properties draw:fill="solid" draw:fill-color="#f2f2f2"/>
      <style:paragraph-properties fo:background-color="#f2f2f2"/>
    </style:style>
    <style:style style:name="P7" style:family="paragraph" style:parent-style-name="Compact" style:list-style-name="WWNum2"/>
    <style:style style:name="P8" style:family="paragraph">
      <loext:graphic-properties draw:fill="solid" draw:fill-color="#ffffff"/>
      <style:paragraph-properties fo:text-align="center"/>
    </style:style>
    <style:style style:name="P9" style:family="paragraph" style:parent-style-name="Compact" style:list-style-name="WWNum3"/>
    <style:style style:name="P10" style:family="paragraph" style:parent-style-name="Heading_20_3">
      <style:paragraph-properties fo:margin-top="0.139in" fo:margin-bottom="0.0835in" style:contextual-spacing="false"/>
    </style:style>
    <style:style style:name="P1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Xadea0eb855bbf6a8f93b89b687146c29fb3a3b8"/>AI-Driven Multimodal Validation of Chemical Formulas: Insights from Gemini Thinking Log</text:h>
      <text:p text:style-name="Text_20_body"/>
      <text:p text:style-name="P1">Evgeny Markhasin</text:p>
      <text:p text:style-name="P1">Lobachevsky State University of Nizhny Novgorod</text:p>
      <text:p text:style-name="P1">https://orcid.org/0000-0002-7419-3605</text:p>
      <text:p text:style-name="P1">https://linkedin.com/in/evgenymarkhasin</text:p>
      <text:p text:style-name="Text_20_body"/>
      <text:h text:style-name="Heading_20_2" text:outline-level="2"><text:bookmark-start text:name="abstract"/>Abstract</text:h>
      <text:p text:style-name="First_20_Paragraph">This work explores prompt engineering strategies for the validation of chemical formulas in scholarly manuscripts using Large Language Models (LLMs). Building upon previous work on AI-driven peer review, we investigate the efficacy of various prompting techniques, from basic queries to complex framework, for identifying errors in chemical identifiers. Using a challenging test paper known to contain subtle errors, we observe that simple, direct prompts yield unreliable results. More structured prompts show incremental improvements but still lack robustness. Key insights are derived from analyzing Gemini “thinking logs”; this analysis indicates potential challenges related to the models’ inherent error-correction tendencies that can mask errors in input text. We then adapt previously demonstrated advanced approach employing LLM context conditioning, combined with explicit instructions for multimodal analysis of figures yielding a proof-of-concept prompt for formula validation. This method demonstrates improved reliability in identifying errors both in text and figures. The findings highlight the potential of sophisticated prompting and multimodal capabilities for chemical entity validation. This work is a supplementary material for <text:a xlink:type="simple" xlink:href="https://arxiv.org/abs/2505.03332" text:style-name="Internet_20_link" text:visited-style-name="Visited_20_Internet_20_Link"><text:span text:style-name="Internet_20_link">arXiv:2505.03332 {cs.AI} (DOI: 10.48550/arXiv.2505.03332)</text:span></text:a>.<text:bookmark-end text:name="abstract"/></text:p>
      <text:p text:style-name="Text_20_body"/>
      <text:h text:style-name="Heading_20_2" text:outline-level="2"><text:bookmark-start text:name="introduction"/>1. Introduction</text:h>
      <text:p text:style-name="First_20_Paragraph">Previous work explored the application of advanced prompt engineering techniques, specifically Persistent Workflow Prompting (PWP), for the critical analysis of scholarly manuscripts in experimental chemistry, using a specific test paper <text:a xlink:type="simple" xlink:href="https://doi.org/10.1021/ac1022887" text:style-name="Internet_20_link" text:visited-style-name="Visited_20_Internet_20_Link"><text:span text:style-name="Internet_20_link">test paper</text:span></text:a> as a challenging case study. This article extends that investigation by focusing on a common yet critical task: the validation of chemical formulas within scientific texts. The same test paper, a 44-page document including its Supporting Information (SI), serves as a pertinent and challenging test case for this task due to known, subtle errors. For instance, page S-8 of the test paper’s SI presents the formula for <text:span text:style-name="T1">ferrous ammonium sulfate</text:span> as <draw:frame draw:style-name="fr1" draw:name="Object1" text:anchor-type="as-char" svg:width="1.0772in" svg:height="0.2335in" draw:z-index="2"><draw:object xlink:href="./Object 1" xlink:type="simple" xlink:show="embed" xlink:actuate="onLoad"/><draw:image xlink:href="./ObjectReplacements/Object 1" xlink:type="simple" xlink:show="embed" xlink:actuate="onLoad"/></draw:frame>, which incorrectly omits one sulfate group (the correct formula for ferrous ammonium sulfate, Mohr’s salt, is <draw:frame draw:style-name="fr1" draw:name="Object2" text:anchor-type="as-char" svg:width="1.7992in" svg:height="0.2335in" draw:z-index="3"><draw:object xlink:href="./Object 2" xlink:type="simple" xlink:show="embed" xlink:actuate="onLoad"/><draw:image xlink:href="./ObjectReplacements/Object 2" xlink:type="simple" xlink:show="embed" xlink:actuate="onLoad"/></draw:frame><text:s/>or <draw:frame draw:style-name="fr1" draw:name="Object3" text:anchor-type="as-char" svg:width="1.2362in" svg:height="0.2335in" draw:z-index="4"><draw:object xlink:href="./Object 3" xlink:type="simple" xlink:show="embed" xlink:actuate="onLoad"/><draw:image xlink:href="./ObjectReplacements/Object 3" xlink:type="simple" xlink:show="embed" xlink:actuate="onLoad"/></draw:frame><text:s/>- anhydrous). This exploration details the iterative process of developing prompts to reliably identify such a chemical “needles in a haystack”.</text:p>
      <text:h text:style-name="Heading_20_2" text:outline-level="2"><text:bookmark-end text:name="introduction"/><text:bookmark-start text:name="X277d62ee15c3ffe6d50f21286394fcdaddbabfe"/>2. Approaches to Chemical Formula Validation with LLMs</text:h>
      <text:h text:style-name="Heading_20_3" text:outline-level="3"><text:bookmark-start text:name="X4c5a50687a4775d3b78970a9560ced443106802"/>2.1. Direct Prompting Attempts and Initial Observations</text:h>
      <text:p text:style-name="First_20_Paragraph">Initial efforts involved testing basic prompts with leading LLMs (Gemini Advanced 2.5 Pro and ChatGPT Plus o3). A simple prompt such as: <text:span text:style-name="Verbatim_20_Char">Find mistakes in chemical formulas and names.</text:span><text:line-break/>produced highly inconsistent and generally unreliable results, occasionally identifying the target error but lacking systematic accuracy.</text:p>
      <text:p text:style-name="Text_20_body"><text:soft-page-break/>A more structured prompt was subsequently developed:</text:p>
      <text:p text:style-name="P2"><text:span text:style-name="Verbatim_20_Char">## Chemical Formula Extraction and Validation from PDF</text:span><text:line-break/><text:line-break/><text:span text:style-name="Verbatim_20_Char">Execute the following task step-by-step:</text:span><text:line-break/><text:span text:style-name="Verbatim_20_Char">1. Extract each and every chemical formula from the attached PDF.</text:span><text:line-break/><text:span text:style-name="Verbatim_20_Char">2. For each extracted formula, extract every directly associated chemical name included in the text, if any.</text:span><text:line-break/><text:span text:style-name="Verbatim_20_Char">3. For each extracted formula and associated names, consider if the chemical formula and associated names are correct and flag every formula/names combination that contains any errors.</text:span><text:line-break/><text:span text:style-name="Verbatim_20_Char">4. For each flagged item, read the source PDF again and confirm that the item was extracted exactly. In case of any extraction errors, analyze the corrected item and consider if the flag should be removed.</text:span><text:line-break/><text:span text:style-name="Verbatim_20_Char">5. Create a Markdown table that should include every flagged formula/names, clear description of any problems, corrected version, and clear reference location of the flagged items.</text:span></text:p>
      <text:p text:style-name="First_20_Paragraph">This refined prompt improved the quality of the output and increased the frequency of identifying the target error in <draw:frame draw:style-name="fr1" draw:name="Object4" text:anchor-type="as-char" svg:width="1.1437in" svg:height="0.2335in" draw:z-index="5"><draw:object xlink:href="./Object 4" xlink:type="simple" xlink:show="embed" xlink:actuate="onLoad"/><draw:image xlink:href="./ObjectReplacements/Object 4" xlink:type="simple" xlink:show="embed" xlink:actuate="onLoad"/></draw:frame><text:s/><text:a xlink:type="simple" xlink:href="https://g.co/gemini/share/a62c19799936" text:style-name="Internet_20_link" text:visited-style-name="Visited_20_Internet_20_Link"><text:span text:style-name="Internet_20_link">GeminiNaiveAnalysis</text:span></text:a>. However, reliability remained a significant issue.</text:p>
      <text:p text:style-name="Text_20_body">An interesting observation arose from a slightly modified version of this prompt <text:a xlink:type="simple" xlink:href="https://g.co/gemini/share/70cd2d7b296b" text:style-name="Internet_20_link" text:visited-style-name="Visited_20_Internet_20_Link"><text:span text:style-name="Internet_20_link">GeminiNaiveAnalysisReaction</text:span></text:a>. The LLM not only extracted chemical formulas but also identified and flagged an imbalanced chemical reaction scheme from page S-8 of the SI, immediately following the problematic ferrous ammonium sulfate formula. The reaction of Fe(II) and hydrogen peroxide was flagged due to an imbalance in iron atoms (3 Fe on the left, 2 Fe on the right). This error, previously overlooked by the author during manual review, was correctly identified and a balanced version proposed by the LLM. This highlighted the LLM’s potential to uncover errors beyond the specific target, even when the prompt was focused on “formulas”.</text:p>
      <text:h text:style-name="Heading_20_3" text:outline-level="3"><text:bookmark-end text:name="X4c5a50687a4775d3b78970a9560ced443106802"/><text:bookmark-start text:name="challenges-with-llm-default-behaviors"/>2.2. Challenges with LLM Default Behaviors</text:h>
      <text:p text:style-name="First_20_Paragraph">Examination of Gemini’s “Show thinking” logs (a feature providing insight into the model’s processing steps) for various runs revealed a consistent pattern. The LLM often correctly extracted the target formula (e.g., “<draw:frame draw:style-name="fr1" draw:name="Object5" text:anchor-type="as-char" svg:width="3.9862in" svg:height="0.2335in" draw:z-index="6"><draw:object xlink:href="./Object 5" xlink:type="simple" xlink:show="embed" xlink:actuate="onLoad"/><draw:image xlink:href="./ObjectReplacements/Object 5" xlink:type="simple" xlink:show="embed" xlink:actuate="onLoad"/></draw:frame>”). However, in the subsequent validation step, it would sometimes erroneously mark the pair as correct, e.g.:</text:p>
      <text:p text:style-name="P3"><text:span text:style-name="T2">Identified Chemical Formulas/Names and Initial Validation:</text:span></text:p>
      <text:p text:style-name="P4">…(Other log lines)…</text:p>
      <text:p text:style-name="P5"><draw:frame draw:style-name="fr1" draw:name="Object6" text:anchor-type="as-char" svg:width="3.6028in" svg:height="0.2335in" draw:z-index="7"><draw:object xlink:href="./Object 6" xlink:type="simple" xlink:show="embed" xlink:actuate="onLoad"/><draw:image xlink:href="./ObjectReplacements/Object 6" xlink:type="simple" xlink:show="embed" xlink:actuate="onLoad"/></draw:frame></text:p>
      <text:p text:style-name="Text_20_body">This behavior likely stems from a core strength of LLMs: their inherent capability for error correction and understanding intent despite minor inaccuracies in the input. For instance, querying <text:span text:style-name="Verbatim_20_Char">What is the capital of grate britain?</text:span> typically yields “London”, with the misspelling of “Great Britain” being automatically corrected. While usually beneficial, this default error tolerance becomes a hindrance when the objective is to <text:span text:style-name="T1">detect</text:span> such errors. This phenomenon is analogous to the “input bias” discussed in the PWP preprint, where the LLM’s tendency to accept input information as factual needs to be actively countered for critical evaluation.</text:p>
      <text:p text:style-name="Text_20_body">In the context of formula validation, the LLM’s natural inclination to reconcile a slightly incorrect formula with its correct accompanying name complicates direct “contrasting” methods (as per Point 3 in the structured prompt above). To address this problem, strategies must either suppress this error-correction tendency in a controlled manner or employ more complex error detection algorithms that avoid direct comparison of such “complementary” yet potentially mismatched entities.</text:p>
      <text:p text:style-name="Text_20_body"><text:soft-page-break/>An early attempt at the latter approach involved a multi-step generation and comparison process (see “Appendix. Chemical Formula Analysis - Generated Formulas and Names” for the prompt and an example of LLM response). The intent was for the LLM to:</text:p>
      <text:p text:style-name="P6"><text:span text:style-name="Verbatim_20_Char">Extract a chemical formula from text -&gt; Generate a chemical name -&gt; Generate a chemical formula -&gt; Compare the extracted formula with the newly generated formula.</text:span></text:p>
      <text:p text:style-name="Text_20_body">This approach, while, possibly, better, still proved unreliable in practice, although some runs did yield interesting outputs, including references to external chemical databases.</text:p>
      <text:h text:style-name="Heading_20_2" text:outline-level="2"><text:bookmark-end text:name="X277d62ee15c3ffe6d50f21286394fcdaddbabfe"/><text:bookmark-end text:name="challenges-with-llm-default-behaviors"/><text:bookmark-start text:name="X91d934538ddbb9e0775694e5162e48d8b132fc2"/>3. Advanced Validation using Context Conditioning and Multimodal Analysis</text:h>
      <text:p text:style-name="First_20_Paragraph">Given the limitations of direct and simple generative approaches, a more robust strategy was adopted, leveraging the context conditioning principles outlined in the PWP preprint. The <text:span text:style-name="T1">PeerReviewPrompt</text:span> detailed in that work successfully mitigated input bias through comprehensive context setting.</text:p>
      <text:p text:style-name="Text_20_body">A new prompt, the <text:a xlink:type="simple" xlink:href="https://github.com/pchemguy/ChatGPTExploratoryPrompting/blob/ChemicalFormulasValidationPrompt/PWP/ChemicalFormulasValidationPrompt.md" text:style-name="Internet_20_link" text:visited-style-name="Visited_20_Internet_20_Link"><text:span text:style-name="Internet_20_link">ChemicalFormulasValidationPrompt</text:span></text:a>, was developed by adapting core sections from the <text:span text:style-name="T1">PeerReviewPrompt</text:span>:</text:p>
      <text:list xml:id="list2514443209" text:style-name="WWNum2">
        <text:list-item>
          <text:p text:style-name="P7">Sections <text:span text:style-name="T2">I-III</text:span> (Core Objective, Persona, Context: Framework for Critical Review) were largely retained to establish the analytical mindset and operational guidelines.</text:p>
        </text:list-item>
        <text:list-item>
          <text:p text:style-name="P7">Section <text:span text:style-name="T2">V</text:span> (Final Instructions for Interaction) was kept to ensure consistent LLM behavior.</text:p>
        </text:list-item>
        <text:list-item>
          <text:p text:style-name="P7">Section <text:span text:style-name="T2">IV.A</text:span> (Foundational Principles &amp; Workflow Application) was adapted.</text:p>
        </text:list-item>
        <text:list-item>
          <text:p text:style-name="P7">A new <text:span text:style-name="T2">Chemical Identifier Analysis</text:span> subsection was introduced into Section <text:span text:style-name="T2">IV</text:span> specifically for formula and name validation, including explicit instructions for multimodal analysis of figures.</text:p>
        </text:list-item>
      </text:list>
      <text:p text:style-name="First_20_Paragraph">This PWP-style prompt can be submitted to the LLM initially (with or without the target PDF). A subsequent query, such as:</text:p>
      <text:p text:style-name="Text_20_body"><text:span text:style-name="Verbatim_20_Char">Perform comprehensive Chemical Identifier Analysis</text:span></text:p>
      <text:p text:style-name="Text_20_body">with the target PDF attached, then initiates the validation workflow.</text:p>
      <text:p text:style-name="Text_20_body">Demonstration AI chats using this approach with Gemini 2.5 Pro (via Google AI Studio, which often shows enhanced performance over the standard subscription-based Gemini app interface) <text:a xlink:type="simple" xlink:href="https://aistudio.google.com/app/prompts/1CUpdXeLstQQp1y0UZ9R9ZvaBuhy6CNW1" text:style-name="Internet_20_link" text:visited-style-name="Visited_20_Internet_20_Link"><text:span text:style-name="Internet_20_link">GeminiAnalysis</text:span></text:a> and ChatGPT Plus o3 <text:a xlink:type="simple" xlink:href="https://chatgpt.com/share/681f5b9f-375c-8004-b2f4-294c75371945" text:style-name="Internet_20_link" text:visited-style-name="Visited_20_Internet_20_Link"><text:span text:style-name="Internet_20_link">ChatGPTAnalysis</text:span></text:a> showed improved robustness and reliability. The current <text:a xlink:type="simple" xlink:href="https://github.com/pchemguy/ChatGPTExploratoryPrompting/blob/ChemicalFormulasValidationPrompt/PWP/ChemicalFormulasValidationPrompt.md" text:style-name="Internet_20_link" text:visited-style-name="Visited_20_Internet_20_Link"><text:span text:style-name="Internet_20_link">ChemicalFormulasValidationPrompt</text:span></text:a> instructs the LLM to output a table of <text:span text:style-name="T1">all</text:span> extracted chemical formulas, detailing any identified issues and providing corrected versions, or a checkmark if no error is found.</text:p>
      <text:p text:style-name="Text_20_body">Crucially, this advanced approach consistently identified the target error in <draw:frame draw:style-name="fr1" draw:name="Object7" text:anchor-type="as-char" svg:width="1.0772in" svg:height="0.2335in" draw:z-index="8"><draw:object xlink:href="./Object 7" xlink:type="simple" xlink:show="embed" xlink:actuate="onLoad"/><draw:image xlink:href="./ObjectReplacements/Object 7" xlink:type="simple" xlink:show="embed" xlink:actuate="onLoad"/></draw:frame>. Furthermore, due to the explicit instruction to perform multimodal analysis (specifically, analyzing figures), the Gemini model also reproducibly identified another error that had been missed in prior manual reviews:</text:p>
      <text:p text:style-name="Text_20_body">In Figure 2c (page 235 of the main text of the <text:a xlink:type="simple" xlink:href="https://doi.org/10.1021/ac1022887" text:style-name="Internet_20_link" text:visited-style-name="Visited_20_Internet_20_Link"><text:span text:style-name="Internet_20_link">test paper</text:span></text:a>), an NMR spectrum is presented with a label <draw:frame draw:style-name="fr1" draw:name="Object8" text:anchor-type="as-char" svg:width="0.9083in" svg:height="0.2335in" draw:z-index="9"><draw:object xlink:href="./Object 8" xlink:type="simple" xlink:show="embed" xlink:actuate="onLoad"/><draw:image xlink:href="./ObjectReplacements/Object 8" xlink:type="simple" xlink:show="embed" xlink:actuate="onLoad"/></draw:frame><text:s/>for hexamethyldisiloxane. The correct formula is <draw:frame draw:style-name="fr1" draw:name="Object9" text:anchor-type="as-char" svg:width="0.9854in" svg:height="0.2575in" draw:z-index="10"><draw:object xlink:href="./Object 9" xlink:type="simple" xlink:show="embed" xlink:actuate="onLoad"/><draw:image xlink:href="./ObjectReplacements/Object 9" xlink:type="simple" xlink:show="embed" xlink:actuate="onLoad"/></draw:frame><text:s/>or <draw:frame draw:style-name="fr1" draw:name="Object10" text:anchor-type="as-char" svg:width="0.9098in" svg:height="0.2335in" draw:z-index="11"><draw:object xlink:href="./Object 10" xlink:type="simple" xlink:show="embed" xlink:actuate="onLoad"/><draw:image xlink:href="./ObjectReplacements/Object 10" xlink:type="simple" xlink:show="embed" xlink:actuate="onLoad"/></draw:frame>. Gemini correctly flagged the inconsistency in the depicted formula.</text:p>
      <text:p text:style-name="Text_20_body">While occasional false positives were observed in the outputs from both models, the PWP-based prompt with multimodal instructions demonstrated a marked improvement in reliably detecting subtle chemical formula errors, including those embedded within figures. While ChatGPT o3 model is advertised as being capable of multimodal analysis, it failed to identify the error in the figure.</text:p>
      <text:h text:style-name="Heading_20_2" text:outline-level="2"><text:bookmark-end text:name="X91d934538ddbb9e0775694e5162e48d8b132fc2"/><text:bookmark-start text:name="conclusions"/><text:soft-page-break/>4. Conclusions</text:h>
      <text:p text:style-name="First_20_Paragraph">Validating chemical formulas within scientific texts using LLMs presents distinct challenges, as illustrated by the unreliable performance of simple or directly structured prompting strategies and insights from LLM analysis logs. These logs, for instance, indicate potential challenges related to the models’ inherent error-correction tendencies, which can mask the very errors targeted for detection and contribute to the observed unreliability.</text:p>
      <text:p text:style-name="Text_20_body">Preliminary tests demonstrated the efficacy of advanced LLM context conditioning in overcoming this challenge. Specifically, the presented <text:span text:style-name="T1">ChemicalFormulasValidationPrompt</text:span>, adapted from the previously developed PWP-based <text:span text:style-name="T1">PeerReviewPrompt</text:span>, reproducibly identified the target chemical formula error using two frontier, generally available LLM models. Furthermore, reproducible multimodal analysis was demonstrated with the Gemini 2.5 Pro model, where a defective chemical formula within a figure was successfully identified by relating it to its name extracted from the figure caption, and subsequently corrected. Conversely, the same tests failed to elicit effective multimodal analysis for this specific task with the ChatGPT Plus o3 model.</text:p>
      <text:p text:style-name="Text_20_body">The demonstrated robustness of context conditioning in managing LLM behaviors - particularly those contributing to input bias and error suppression, as evidenced in this study and the previous PWP preprint - suggests potential for broader applications. For instance, similar PWP-informed techniques could prove useful in fields such as medical AI, especially for workflows involving the critical processing and validation of information from individual patient records. Another promising application lies in the extraction and validation of information from semi-structured, unstructured, or poorly structured sources, such as those found in pharmaceutical or technical documentation, where the ability to suppress silent error correction by LLMs may be of paramount importance.</text:p>
      <text:p text:style-name="Text_20_body">It is important to acknowledge, however, that the present study itself is based on a limited testing scope. Consequently, while the presented prompt shows promise as a proof-of-concept, future work should focus on more extensive testing across diverse datasets and further refinement of these PWP-informed methods to enhance accuracy and ensure wider applicability in complex scientific content analysis and validation.</text:p>
      <text:p text:style-name="Standard"><draw:rect text:anchor-type="as-char" style:rel-width="100%" draw:z-index="0" draw:style-name="gr1" draw:text-style-name="P8" svg:width="7.5004in" svg:height="0.0213in"><text:p/></draw:rect></text:p>
      <text:h text:style-name="Heading_20_2" text:outline-level="2"><text:bookmark-end text:name="conclusions"/><text:bookmark-start text:name="references"/>5. References</text:h>
      <text:list text:continue-list="list2514443209" text:style-name="WWNum3">
        <text:list-item>
          <text:p text:style-name="P9"><text:span text:style-name="T2">PWP</text:span>: Markhasin, E. (2025). <text:span text:style-name="T1">AI-Driven Scholarly Peer Review via Persistent Workflow Prompting, Meta-Prompting, and Meta-Reasoning</text:span>. arXiv preprint. https://arxiv.org/abs/2505.03332.</text:p>
        </text:list-item>
        <text:list-item>
          <text:p text:style-name="P9"><text:span text:style-name="T2">Test paper</text:span>: Prasad, B., Lewis, A. R., &amp; Plettner, E. (2011). Enrichment of H217O from Tap Water, Characterization of the Enriched Water, and Properties of Several 17O-Labeled Compounds. <text:span text:style-name="T1">Analytical Chemistry</text:span>, 83(1), 231–239. https://doi.org/10.1021/ac1022887.</text:p>
        </text:list-item>
        <text:list-item>
          <text:p text:style-name="P9"><text:span text:style-name="T2">ChemicalFormulasValidationPrompt</text:span>: Chemical Formulas Validation Prompt. https://github.com/pchemguy/ChatGPTExploratoryPrompting/blob/ChemicalFormulasValidationPrompt/PWP/ChemicalFormulasValidationPrompt.md.</text:p>
        </text:list-item>
        <text:list-item>
          <text:p text:style-name="P9"><text:span text:style-name="T2">GeminiNaiveAnalysis</text:span>: Shared Gemini Chat Log. https://g.co/gemini/share/a62c19799936.</text:p>
        </text:list-item>
        <text:list-item>
          <text:p text:style-name="P9"><text:span text:style-name="T2">GeminiNaiveAnalysisReaction</text:span>: Shared Gemini Chat Log. https://g.co/gemini/share/70cd2d7b296b.</text:p>
        </text:list-item>
        <text:list-item>
          <text:p text:style-name="P9"><text:span text:style-name="T2">GeminiAnalysis</text:span>: Shared Google AI Studio Chat Log. https://aistudio.google.com/app/prompts/1CUpdXeLstQQp1y0UZ9R9ZvaBuhy6CNW1.</text:p>
        </text:list-item>
        <text:list-item>
          <text:p text:style-name="P9"><text:span text:style-name="T2">ChatGPTAnalysis</text:span>: Shared ChatGPT Chat Log. <text:a xlink:type="simple" xlink:href="https://chatgpt.com/share/681f5b9f-375c-8004-b2f4-294c75371945" text:style-name="Internet_20_link" text:visited-style-name="Visited_20_Internet_20_Link"><text:span text:style-name="Internet_20_link">https://chatgpt.com/share/681f5b9f-375c-8004-b2f4-294c75371945</text:span></text:a>.<text:bookmark-end text:name="Xadea0eb855bbf6a8f93b89b687146c29fb3a3b8"/><text:bookmark-end text:name="references"/></text:p>
        </text:list-item>
      </text:list>
      <text:p text:style-name="Compact"/>
      <text:h text:style-name="Heading_20_2" text:outline-level="2"><text:bookmark-start text:name="X34d8946ed3f6d1a93f09cb5fecf6b3bb893ba48"/><text:soft-page-break/>Appendix. Chemical Formula Analysis - Generated Formulas and Names</text:h>
      <text:h text:style-name="P10" text:outline-level="3"><text:bookmark-start text:name="prompt"/>Prompt<text:bookmark text:name="_GoBack"/></text:h>
      <text:p text:style-name="P2"><text:span text:style-name="Verbatim_20_Char">Execute the following task step-by-step:</text:span><text:line-break/><text:span text:style-name="Verbatim_20_Char">1. Extract chemical formulas of each and every chemical species containing at least two elements EXACTLY as they appear in the attached PDF.</text:span><text:line-break/><text:span text:style-name="Verbatim_20_Char">2. For each extracted chemical formula generate associated name.</text:span><text:line-break/><text:span text:style-name="Verbatim_20_Char">3. Convert each generated name to generated chemical formula.</text:span><text:line-break/><text:span text:style-name="Verbatim_20_Char">4. For each generated chemical formula, determine if it matches previously extracted formula.</text:span></text:p>
      <text:h text:style-name="Heading_20_3" text:outline-level="3"><text:bookmark-end text:name="prompt"/><text:bookmark-start text:name="response-example-illustrative"/>Response Example (Illustrative)</text:h>
      <text:h text:style-name="Heading_20_4" text:outline-level="4"><text:bookmark-start text:name="chemical-species-analysis-from-pdf"/>Chemical Species Analysis from PDF</text:h>
      <text:p text:style-name="First_20_Paragraph">Here’s an analysis of the chemical species found in the provided PDF document, “Enrichment of H2 17O from Tap Water, Characterization of the Enriched Water, and Properties of Several 17O-Labeled Compounds.”</text:p>
      <text:h text:style-name="Heading_20_5" text:outline-level="5"><text:bookmark-start text:name="X74cff93155b1919b6a2cc76438c84697b92ccf8"/>Extracted Chemical Formulas, Generated Names, and Formula Comparison</text:h>
      <text:p text:style-name="First_20_Paragraph">The following table details the chemical formulas extracted directly from the PDF (containing at least two elements), their generated chemical names, the chemical formulas regenerated from these names, and a comparison to determine if the original and regenerated formulas match.</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11"><text:span text:style-name="T2">#</text:span></text:p>
          </table:table-cell>
          <table:table-cell table:style-name="Table1.A1" office:value-type="string">
            <text:p text:style-name="P11"><text:span text:style-name="T2">Extracted Formula (from PDF)</text:span></text:p>
          </table:table-cell>
          <table:table-cell table:style-name="Table1.A1" office:value-type="string">
            <text:p text:style-name="P11"><text:span text:style-name="T2">Generated Chemical Name</text:span></text:p>
          </table:table-cell>
          <table:table-cell table:style-name="Table1.A1" office:value-type="string">
            <text:p text:style-name="P11"><text:span text:style-name="T2">Regenerated Chemical Formula (from Name)</text:span></text:p>
          </table:table-cell>
          <table:table-cell table:style-name="Table1.A1" office:value-type="string">
            <text:p text:style-name="P11"><text:span text:style-name="T2">Matches Original?</text:span></text:p>
          </table:table-cell>
          <table:table-cell table:style-name="Table1.A1" office:value-type="string">
            <text:p text:style-name="P11"><text:span text:style-name="T2">Source(s) for Name/Regenerated Formula</text:span></text:p>
          </table:table-cell>
        </table:table-row>
        <table:table-row table:style-name="Table1.1">
          <table:table-cell table:style-name="Table1.A1" office:value-type="string">
            <text:p text:style-name="P11">1</text:p>
          </table:table-cell>
          <table:table-cell table:style-name="Table1.A1" office:value-type="string">
            <text:p text:style-name="P11">H217O</text:p>
          </table:table-cell>
          <table:table-cell table:style-name="Table1.A1" office:value-type="string">
            <text:p text:style-name="P11">Water-17O</text:p>
          </table:table-cell>
          <table:table-cell table:style-name="Table1.A1" office:value-type="string">
            <text:p text:style-name="P11">H217O</text:p>
          </table:table-cell>
          <table:table-cell table:style-name="Table1.A1" office:value-type="string">
            <text:p text:style-name="P11">Yes</text:p>
          </table:table-cell>
          <table:table-cell table:style-name="Table1.A1" office:value-type="string">
            <text:p text:style-name="P11"><text:a xlink:type="simple" xlink:href="https://www.sigmaaldrich.com/US/en/product/aldrich/602949" text:style-name="Internet_20_link" text:visited-style-name="Visited_20_Internet_20_Link"><text:span text:style-name="Internet_20_link">Sigma-Aldrich</text:span></text:a>, <text:a xlink:type="simple" xlink:href="https://www.sigmaaldrich.com/US/en/product/aldrich/603058" text:style-name="Internet_20_link" text:visited-style-name="Visited_20_Internet_20_Link"><text:span text:style-name="Internet_20_link">Sigma-Aldrich</text:span></text:a></text:p>
          </table:table-cell>
        </table:table-row>
        <table:table-row table:style-name="Table1.1">
          <table:table-cell table:style-name="Table1.A1" office:value-type="string">
            <text:p text:style-name="P11">2</text:p>
          </table:table-cell>
          <table:table-cell table:style-name="Table1.A1" office:value-type="string">
            <text:p text:style-name="P11">CDCl3</text:p>
          </table:table-cell>
          <table:table-cell table:style-name="Table1.A1" office:value-type="string">
            <text:p text:style-name="P11">Deuterated chloroform</text:p>
          </table:table-cell>
          <table:table-cell table:style-name="Table1.A1" office:value-type="string">
            <text:p text:style-name="P11">CDCl3</text:p>
          </table:table-cell>
          <table:table-cell table:style-name="Table1.A1" office:value-type="string">
            <text:p text:style-name="P11">Yes</text:p>
          </table:table-cell>
          <table:table-cell table:style-name="Table1.A1" office:value-type="string">
            <text:p text:style-name="P11"><text:a xlink:type="simple" xlink:href="https://www.ebi.ac.uk/chebi/searchId.do?chebiId=CHEBI:85365" text:style-name="Internet_20_link" text:visited-style-name="Visited_20_Internet_20_Link"><text:span text:style-name="Internet_20_link">EMBL-EBI</text:span></text:a>, <text:a xlink:type="simple" xlink:href="https://en.wikipedia.org/wiki/Deuterated_chloroform"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3</text:p>
          </table:table-cell>
          <table:table-cell table:style-name="Table1.A1" office:value-type="string">
            <text:p text:style-name="P11">Na17OH</text:p>
          </table:table-cell>
          <table:table-cell table:style-name="Table1.A1" office:value-type="string">
            <text:p text:style-name="P11">Sodium hydroxide-17O</text:p>
          </table:table-cell>
          <table:table-cell table:style-name="Table1.A1" office:value-type="string">
            <text:p text:style-name="P11">Na17OH (or HNa17O)</text:p>
          </table:table-cell>
          <table:table-cell table:style-name="Table1.A1" office:value-type="string">
            <text:p text:style-name="P11">Yes</text:p>
          </table:table-cell>
          <table:table-cell table:style-name="Table1.A1" office:value-type="string">
            <text:p text:style-name="P11">Name manually determined due to ambiguous search; Formula from <text:a xlink:type="simple" xlink:href="https://www.chemspider.com/Chemical-Structure.9346004.html" text:style-name="Internet_20_link" text:visited-style-name="Visited_20_Internet_20_Link"><text:span text:style-name="Internet_20_link">ChemSpider</text:span></text:a></text:p>
          </table:table-cell>
        </table:table-row>
        <table:table-row table:style-name="Table1.1">
          <table:table-cell table:style-name="Table1.A1" office:value-type="string">
            <text:p text:style-name="P11">4</text:p>
          </table:table-cell>
          <table:table-cell table:style-name="Table1.A1" office:value-type="string">
            <text:p text:style-name="P11">H217O2</text:p>
          </table:table-cell>
          <table:table-cell table:style-name="Table1.A1" office:value-type="string">
            <text:p text:style-name="P11">Hydrogen peroxide-17O2</text:p>
          </table:table-cell>
          <table:table-cell table:style-name="Table1.A1" office:value-type="string">
            <text:p text:style-name="P11">H217O2</text:p>
          </table:table-cell>
          <table:table-cell table:style-name="Table1.A1" office:value-type="string">
            <text:p text:style-name="P11">Yes</text:p>
          </table:table-cell>
          <table:table-cell table:style-name="Table1.A1" office:value-type="string">
            <text:p text:style-name="P11"><text:a xlink:type="simple" xlink:href="https://www.sigmaaldrich.com/US/en/product/aldrich/574864" text:style-name="Internet_20_link" text:visited-style-name="Visited_20_Internet_20_Link"><text:span text:style-name="Internet_20_link">Sigma-Aldrich</text:span></text:a>, <text:a xlink:type="simple" xlink:href="https://www.chemspider.com/Chemical-Structure.58824490.html" text:style-name="Internet_20_link" text:visited-style-name="Visited_20_Internet_20_Link"><text:span text:style-name="Internet_20_link">ChemSpider</text:span></text:a></text:p>
          </table:table-cell>
        </table:table-row>
        <table:table-row table:style-name="Table1.1">
          <table:table-cell table:style-name="Table1.A1" office:value-type="string">
            <text:p text:style-name="P11">5</text:p>
          </table:table-cell>
          <table:table-cell table:style-name="Table1.A1" office:value-type="string">
            <text:p text:style-name="P11">H2O2</text:p>
          </table:table-cell>
          <table:table-cell table:style-name="Table1.A1" office:value-type="string">
            <text:p text:style-name="P11">Hydrogen peroxide</text:p>
          </table:table-cell>
          <table:table-cell table:style-name="Table1.A1" office:value-type="string">
            <text:p text:style-name="P11">H2O2</text:p>
          </table:table-cell>
          <table:table-cell table:style-name="Table1.A1" office:value-type="string">
            <text:p text:style-name="P11">Yes</text:p>
          </table:table-cell>
          <table:table-cell table:style-name="Table1.A1" office:value-type="string">
            <text:p text:style-name="P11"><text:a xlink:type="simple" xlink:href="https://www.britannica.com/science/hydrogen-peroxide" text:style-name="Internet_20_link" text:visited-style-name="Visited_20_Internet_20_Link"><text:span text:style-name="Internet_20_link">Britannica</text:span></text:a>, <text:a xlink:type="simple" xlink:href="https://cdxapps.epa.gov/oms-substance-registry-services/substance-details/153015" text:style-name="Internet_20_link" text:visited-style-name="Visited_20_Internet_20_Link"><text:span text:style-name="Internet_20_link">US EPA</text:span></text:a>, <text:a xlink:type="simple" xlink:href="https://www.accessscience.com/content/article/a329200" text:style-name="Internet_20_link" text:visited-style-name="Visited_20_Internet_20_Link"><text:span text:style-name="Internet_20_link">AccessScience</text:span></text:a></text:p>
          </table:table-cell>
        </table:table-row>
        <table:table-row table:style-name="Table1.1">
          <table:table-cell table:style-name="Table1.A1" office:value-type="string">
            <text:p text:style-name="P11">6</text:p>
          </table:table-cell>
          <table:table-cell table:style-name="Table1.A1" office:value-type="string">
            <text:p text:style-name="P11">NO</text:p>
          </table:table-cell>
          <table:table-cell table:style-name="Table1.A1" office:value-type="string">
            <text:p text:style-name="P11">Nitric oxide (Nitrogen monoxide)</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text:a xlink:type="simple" xlink:href="https://www.ebi.ac.uk/chebi/searchId.do?chebiId=CHEBI:16480" text:style-name="Internet_20_link" text:visited-style-name="Visited_20_Internet_20_Link"><text:span text:style-name="Internet_20_link">EMBL-EBI</text:span></text:a></text:p>
          </table:table-cell>
        </table:table-row>
        <table:table-row table:style-name="Table1.1">
          <table:table-cell table:style-name="Table1.A1" office:value-type="string">
            <text:p text:style-name="P11">7</text:p>
          </table:table-cell>
          <table:table-cell table:style-name="Table1.A1" office:value-type="string">
            <text:p text:style-name="P11">H2O</text:p>
          </table:table-cell>
          <table:table-cell table:style-name="Table1.A1" office:value-type="string">
            <text:p text:style-name="P11">Water (Oxidane)</text:p>
          </table:table-cell>
          <table:table-cell table:style-name="Table1.A1" office:value-type="string">
            <text:p text:style-name="P11">H2O</text:p>
          </table:table-cell>
          <table:table-cell table:style-name="Table1.A1" office:value-type="string">
            <text:p text:style-name="P11">Yes</text:p>
          </table:table-cell>
          <table:table-cell table:style-name="Table1.A1" office:value-type="string">
            <text:p text:style-name="P11"><text:a xlink:type="simple" xlink:href="https://en.wikipedia.org/wiki/Water" text:style-name="Internet_20_link" text:visited-style-name="Visited_20_Internet_20_Link"><text:span text:style-name="Internet_20_link">Wikipedia</text:span></text:a>, <text:a xlink:type="simple" xlink:href="https://pubchem.ncbi.nlm.nih.gov/compound/Water" text:style-name="Internet_20_link" text:visited-style-name="Visited_20_Internet_20_Link"><text:span text:style-name="Internet_20_link">PubChem</text:span></text:a></text:p>
          </table:table-cell>
        </table:table-row>
        <text:soft-page-break/>
        <table:table-row table:style-name="Table1.1">
          <table:table-cell table:style-name="Table1.A1" office:value-type="string">
            <text:p text:style-name="P11">8</text:p>
          </table:table-cell>
          <table:table-cell table:style-name="Table1.A1" office:value-type="string">
            <text:p text:style-name="P11">H218O</text:p>
          </table:table-cell>
          <table:table-cell table:style-name="Table1.A1" office:value-type="string">
            <text:p text:style-name="P11">Water-18O</text:p>
          </table:table-cell>
          <table:table-cell table:style-name="Table1.A1" office:value-type="string">
            <text:p text:style-name="P11">H218O</text:p>
          </table:table-cell>
          <table:table-cell table:style-name="Table1.A1" office:value-type="string">
            <text:p text:style-name="P11">Yes</text:p>
          </table:table-cell>
          <table:table-cell table:style-name="Table1.A1" office:value-type="string">
            <text:p text:style-name="P11"><text:a xlink:type="simple" xlink:href="https://pubchem.ncbi.nlm.nih.gov/compound/Water-18O" text:style-name="Internet_20_link" text:visited-style-name="Visited_20_Internet_20_Link"><text:span text:style-name="Internet_20_link">PubChem</text:span></text:a>, <text:a xlink:type="simple" xlink:href="https://webbook.nist.gov/cgi/cbook.cgi?ID=C14314422&amp;Mask=4" text:style-name="Internet_20_link" text:visited-style-name="Visited_20_Internet_20_Link"><text:span text:style-name="Internet_20_link">NIST WebBook</text:span></text:a></text:p>
          </table:table-cell>
        </table:table-row>
        <table:table-row table:style-name="Table1.1">
          <table:table-cell table:style-name="Table1.A1" office:value-type="string">
            <text:p text:style-name="P11">9</text:p>
          </table:table-cell>
          <table:table-cell table:style-name="Table1.A1" office:value-type="string">
            <text:p text:style-name="P11">KH2PO4</text:p>
          </table:table-cell>
          <table:table-cell table:style-name="Table1.A1" office:value-type="string">
            <text:p text:style-name="P11">Potassium dihydrogen phosphate</text:p>
          </table:table-cell>
          <table:table-cell table:style-name="Table1.A1" office:value-type="string">
            <text:p text:style-name="P11">KH2PO4</text:p>
          </table:table-cell>
          <table:table-cell table:style-name="Table1.A1" office:value-type="string">
            <text:p text:style-name="P11">Yes</text:p>
          </table:table-cell>
          <table:table-cell table:style-name="Table1.A1" office:value-type="string">
            <text:p text:style-name="P11"><text:a xlink:type="simple" xlink:href="https://www.acs.org/molecule-of-the-week/archive/p/potassium-dihydrogen-phosphate.html" text:style-name="Internet_20_link" text:visited-style-name="Visited_20_Internet_20_Link"><text:span text:style-name="Internet_20_link">American Chemical Society</text:span></text:a>, <text:a xlink:type="simple" xlink:href="https://www.ebi.ac.uk/chebi/searchId.do?chebiId=CHEBI:63036" text:style-name="Internet_20_link" text:visited-style-name="Visited_20_Internet_20_Link"><text:span text:style-name="Internet_20_link">EMBL-EBI</text:span></text:a></text:p>
          </table:table-cell>
        </table:table-row>
        <table:table-row table:style-name="Table1.1">
          <table:table-cell table:style-name="Table1.A1" office:value-type="string">
            <text:p text:style-name="P11">10</text:p>
          </table:table-cell>
          <table:table-cell table:style-name="Table1.A1" office:value-type="string">
            <text:p text:style-name="P11">K2HPO4</text:p>
          </table:table-cell>
          <table:table-cell table:style-name="Table1.A1" office:value-type="string">
            <text:p text:style-name="P11">Dipotassium phosphate</text:p>
          </table:table-cell>
          <table:table-cell table:style-name="Table1.A1" office:value-type="string">
            <text:p text:style-name="P11">K2HPO4</text:p>
          </table:table-cell>
          <table:table-cell table:style-name="Table1.A1" office:value-type="string">
            <text:p text:style-name="P11">Yes</text:p>
          </table:table-cell>
          <table:table-cell table:style-name="Table1.A1" office:value-type="string">
            <text:p text:style-name="P11"><text:a xlink:type="simple" xlink:href="https://go.drugbank.com/drugs/DB09414" text:style-name="Internet_20_link" text:visited-style-name="Visited_20_Internet_20_Link"><text:span text:style-name="Internet_20_link">DrugBank</text:span></text:a>, <text:a xlink:type="simple" xlink:href="https://en.wikipedia.org/wiki/Dipotassium_phosphate" text:style-name="Internet_20_link" text:visited-style-name="Visited_20_Internet_20_Link"><text:span text:style-name="Internet_20_link">Wikipedia</text:span></text:a>, <text:a xlink:type="simple" xlink:href="https://pubchem.ncbi.nlm.nih.gov/compound/Dipotassium-phosphate"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1">11</text:p>
          </table:table-cell>
          <table:table-cell table:style-name="Table1.A1" office:value-type="string">
            <text:p text:style-name="P11">KCl</text:p>
          </table:table-cell>
          <table:table-cell table:style-name="Table1.A1" office:value-type="string">
            <text:p text:style-name="P11">Potassium chloride</text:p>
          </table:table-cell>
          <table:table-cell table:style-name="Table1.A1" office:value-type="string">
            <text:p text:style-name="P11">KCl</text:p>
          </table:table-cell>
          <table:table-cell table:style-name="Table1.A1" office:value-type="string">
            <text:p text:style-name="P11">Yes</text:p>
          </table:table-cell>
          <table:table-cell table:style-name="Table1.A1" office:value-type="string">
            <text:p text:style-name="P11"><text:a xlink:type="simple" xlink:href="https://byjus.com/chemistry/potassium-chloride/" text:style-name="Internet_20_link" text:visited-style-name="Visited_20_Internet_20_Link"><text:span text:style-name="Internet_20_link">BYJU’S</text:span></text:a>, <text:a xlink:type="simple" xlink:href="https://en.wikipedia.org/wiki/Potassium_chlorid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12</text:p>
          </table:table-cell>
          <table:table-cell table:style-name="Table1.A1" office:value-type="string">
            <text:p text:style-name="P11">RuO2</text:p>
          </table:table-cell>
          <table:table-cell table:style-name="Table1.A1" office:value-type="string">
            <text:p text:style-name="P11">Ruthenium(IV) oxide</text:p>
          </table:table-cell>
          <table:table-cell table:style-name="Table1.A1" office:value-type="string">
            <text:p text:style-name="P11">RuO2</text:p>
          </table:table-cell>
          <table:table-cell table:style-name="Table1.A1" office:value-type="string">
            <text:p text:style-name="P11">Yes</text:p>
          </table:table-cell>
          <table:table-cell table:style-name="Table1.A1" office:value-type="string">
            <text:p text:style-name="P11"><text:a xlink:type="simple" xlink:href="https://en.wikipedia.org/wiki/Ruthenium(IV)_oxid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13</text:p>
          </table:table-cell>
          <table:table-cell table:style-name="Table1.A1" office:value-type="string">
            <text:p text:style-name="P11">NaI</text:p>
          </table:table-cell>
          <table:table-cell table:style-name="Table1.A1" office:value-type="string">
            <text:p text:style-name="P11">Sodium iodide</text:p>
          </table:table-cell>
          <table:table-cell table:style-name="Table1.A1" office:value-type="string">
            <text:p text:style-name="P11">NaI</text:p>
          </table:table-cell>
          <table:table-cell table:style-name="Table1.A1" office:value-type="string">
            <text:p text:style-name="P11">Yes</text:p>
          </table:table-cell>
          <table:table-cell table:style-name="Table1.A1" office:value-type="string">
            <text:p text:style-name="P11"><text:a xlink:type="simple" xlink:href="https://en.wikipedia.org/wiki/Sodium_iodid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14</text:p>
          </table:table-cell>
          <table:table-cell table:style-name="Table1.A1" office:value-type="string">
            <text:p text:style-name="P11">H216O</text:p>
          </table:table-cell>
          <table:table-cell table:style-name="Table1.A1" office:value-type="string">
            <text:p text:style-name="P11">Water-16O</text:p>
          </table:table-cell>
          <table:table-cell table:style-name="Table1.A1" office:value-type="string">
            <text:p text:style-name="P11">H216O</text:p>
          </table:table-cell>
          <table:table-cell table:style-name="Table1.A1" office:value-type="string">
            <text:p text:style-name="P11">Yes</text:p>
          </table:table-cell>
          <table:table-cell table:style-name="Table1.A1" office:value-type="string">
            <text:p text:style-name="P11"><text:a xlink:type="simple" xlink:href="https://www.sigmaaldrich.com/US/en/product/aldrich/329886" text:style-name="Internet_20_link" text:visited-style-name="Visited_20_Internet_20_Link"><text:span text:style-name="Internet_20_link">Sigma-Aldrich</text:span></text:a>, <text:a xlink:type="simple" xlink:href="https://www.sshade.eu/data/specie/MOLEC_1H216O" text:style-name="Internet_20_link" text:visited-style-name="Visited_20_Internet_20_Link"><text:span text:style-name="Internet_20_link">SSHADE</text:span></text:a></text:p>
          </table:table-cell>
        </table:table-row>
        <table:table-row table:style-name="Table1.1">
          <table:table-cell table:style-name="Table1.A1" office:value-type="string">
            <text:p text:style-name="P11">15</text:p>
          </table:table-cell>
          <table:table-cell table:style-name="Table1.A1" office:value-type="string">
            <text:p text:style-name="P11">CH4</text:p>
          </table:table-cell>
          <table:table-cell table:style-name="Table1.A1" office:value-type="string">
            <text:p text:style-name="P11">Methane</text:p>
          </table:table-cell>
          <table:table-cell table:style-name="Table1.A1" office:value-type="string">
            <text:p text:style-name="P11">CH4</text:p>
          </table:table-cell>
          <table:table-cell table:style-name="Table1.A1" office:value-type="string">
            <text:p text:style-name="P11">Yes</text:p>
          </table:table-cell>
          <table:table-cell table:style-name="Table1.A1" office:value-type="string">
            <text:p text:style-name="P11"><text:a xlink:type="simple" xlink:href="https://www.ebi.ac.uk/chebi/searchId.do?chebiId=CHEBI:16183" text:style-name="Internet_20_link" text:visited-style-name="Visited_20_Internet_20_Link"><text:span text:style-name="Internet_20_link">EMBL-EBI</text:span></text:a>, <text:a xlink:type="simple" xlink:href="https://en.wikipedia.org/wiki/Methan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16</text:p>
          </table:table-cell>
          <table:table-cell table:style-name="Table1.A1" office:value-type="string">
            <text:p text:style-name="P11">HCl</text:p>
          </table:table-cell>
          <table:table-cell table:style-name="Table1.A1" office:value-type="string">
            <text:p text:style-name="P11">Hydrogen chloride</text:p>
          </table:table-cell>
          <table:table-cell table:style-name="Table1.A1" office:value-type="string">
            <text:p text:style-name="P11">HCl</text:p>
          </table:table-cell>
          <table:table-cell table:style-name="Table1.A1" office:value-type="string">
            <text:p text:style-name="P11">Yes</text:p>
          </table:table-cell>
          <table:table-cell table:style-name="Table1.A1" office:value-type="string">
            <text:p text:style-name="P11"><text:a xlink:type="simple" xlink:href="https://en.wikipedia.org/wiki/Hydrogen_chloride" text:style-name="Internet_20_link" text:visited-style-name="Visited_20_Internet_20_Link"><text:span text:style-name="Internet_20_link">Wikipedia</text:span></text:a>, <text:a xlink:type="simple" xlink:href="https://www.ebi.ac.uk/chebi/searchId.do?chebiId=CHEBI:17883" text:style-name="Internet_20_link" text:visited-style-name="Visited_20_Internet_20_Link"><text:span text:style-name="Internet_20_link">EMBL-EBI</text:span></text:a></text:p>
          </table:table-cell>
        </table:table-row>
        <table:table-row table:style-name="Table1.1">
          <table:table-cell table:style-name="Table1.A1" office:value-type="string">
            <text:p text:style-name="P11">17</text:p>
          </table:table-cell>
          <table:table-cell table:style-name="Table1.A1" office:value-type="string">
            <text:p text:style-name="P11">NaOH</text:p>
          </table:table-cell>
          <table:table-cell table:style-name="Table1.A1" office:value-type="string">
            <text:p text:style-name="P11">Sodium hydroxide</text:p>
          </table:table-cell>
          <table:table-cell table:style-name="Table1.A1" office:value-type="string">
            <text:p text:style-name="P11">NaOH</text:p>
          </table:table-cell>
          <table:table-cell table:style-name="Table1.A1" office:value-type="string">
            <text:p text:style-name="P11">Yes</text:p>
          </table:table-cell>
          <table:table-cell table:style-name="Table1.A1" office:value-type="string">
            <text:p text:style-name="P11"><text:a xlink:type="simple" xlink:href="https://en.wikipedia.org/wiki/Sodium_hydroxide" text:style-name="Internet_20_link" text:visited-style-name="Visited_20_Internet_20_Link"><text:span text:style-name="Internet_20_link">Wikipedia</text:span></text:a>, <text:a xlink:type="simple" xlink:href="https://www.chlorineinstitute.org/sodium-hydroxide" text:style-name="Internet_20_link" text:visited-style-name="Visited_20_Internet_20_Link"><text:span text:style-name="Internet_20_link">The Chlorine Institute</text:span></text:a></text:p>
          </table:table-cell>
        </table:table-row>
        <table:table-row table:style-name="Table1.1">
          <table:table-cell table:style-name="Table1.A1" office:value-type="string">
            <text:p text:style-name="P11">18</text:p>
          </table:table-cell>
          <table:table-cell table:style-name="Table1.A1" office:value-type="string">
            <text:p text:style-name="P11">NaCl</text:p>
          </table:table-cell>
          <table:table-cell table:style-name="Table1.A1" office:value-type="string">
            <text:p text:style-name="P11">Sodium chloride</text:p>
          </table:table-cell>
          <table:table-cell table:style-name="Table1.A1" office:value-type="string">
            <text:p text:style-name="P11">NaCl</text:p>
          </table:table-cell>
          <table:table-cell table:style-name="Table1.A1" office:value-type="string">
            <text:p text:style-name="P11">Yes</text:p>
          </table:table-cell>
          <table:table-cell table:style-name="Table1.A1" office:value-type="string">
            <text:p text:style-name="P11"><text:a xlink:type="simple" xlink:href="https://www.ebi.ac.uk/chebi/searchId.do?chebiId=CHEBI:26710" text:style-name="Internet_20_link" text:visited-style-name="Visited_20_Internet_20_Link"><text:span text:style-name="Internet_20_link">EMBL-EBI</text:span></text:a>, <text:a xlink:type="simple" xlink:href="https://taylorandfrancis.com/knowledge/Engineering_and_technology/Chemical_engineering/Sodium_chloride/" text:style-name="Internet_20_link" text:visited-style-name="Visited_20_Internet_20_Link"><text:span text:style-name="Internet_20_link">Taylor &amp; Francis</text:span></text:a></text:p>
          </table:table-cell>
        </table:table-row>
        <table:table-row table:style-name="Table1.1">
          <table:table-cell table:style-name="Table1.A1" office:value-type="string">
            <text:p text:style-name="P11">19</text:p>
          </table:table-cell>
          <table:table-cell table:style-name="Table1.A1" office:value-type="string">
            <text:p text:style-name="P11">Na2CO3</text:p>
          </table:table-cell>
          <table:table-cell table:style-name="Table1.A1" office:value-type="string">
            <text:p text:style-name="P11">Sodium carbonate</text:p>
          </table:table-cell>
          <table:table-cell table:style-name="Table1.A1" office:value-type="string">
            <text:p text:style-name="P11">Na2CO3</text:p>
          </table:table-cell>
          <table:table-cell table:style-name="Table1.A1" office:value-type="string">
            <text:p text:style-name="P11">Yes</text:p>
          </table:table-cell>
          <table:table-cell table:style-name="Table1.A1" office:value-type="string">
            <text:p text:style-name="P11"><text:a xlink:type="simple" xlink:href="https://www.homesciencetools.com/product/sodium-carbonate-30-g/" text:style-name="Internet_20_link" text:visited-style-name="Visited_20_Internet_20_Link"><text:span text:style-name="Internet_20_link">Home Science Tools</text:span></text:a>, <text:a xlink:type="simple" xlink:href="https://en.wikipedia.org/wiki/Sodium_carbonat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20</text:p>
          </table:table-cell>
          <table:table-cell table:style-name="Table1.A1" office:value-type="string">
            <text:p text:style-name="P11">NaHCO3</text:p>
          </table:table-cell>
          <table:table-cell table:style-name="Table1.A1" office:value-type="string">
            <text:p text:style-name="P11">Sodium bicarbonate</text:p>
          </table:table-cell>
          <table:table-cell table:style-name="Table1.A1" office:value-type="string">
            <text:p text:style-name="P11">NaHCO3</text:p>
          </table:table-cell>
          <table:table-cell table:style-name="Table1.A1" office:value-type="string">
            <text:p text:style-name="P11">Yes</text:p>
          </table:table-cell>
          <table:table-cell table:style-name="Table1.A1" office:value-type="string">
            <text:p text:style-name="P11"><text:a xlink:type="simple" xlink:href="https://en.wikipedia.org/wiki/Sodium_bicarbonate" text:style-name="Internet_20_link" text:visited-style-name="Visited_20_Internet_20_Link"><text:span text:style-name="Internet_20_link">Wikipedia</text:span></text:a>, <text:a xlink:type="simple" xlink:href="https://www.ebsco.com/research-starters/chemistry/sodium-bicarbonate" text:style-name="Internet_20_link" text:visited-style-name="Visited_20_Internet_20_Link"><text:span text:style-name="Internet_20_link">EBSCO Research Starters</text:span></text:a></text:p>
          </table:table-cell>
        </table:table-row>
        <table:table-row table:style-name="Table1.1">
          <table:table-cell table:style-name="Table1.A1" office:value-type="string">
            <text:p text:style-name="P11">21</text:p>
          </table:table-cell>
          <table:table-cell table:style-name="Table1.A1" office:value-type="string">
            <text:p text:style-name="P11">Na2SO4</text:p>
          </table:table-cell>
          <table:table-cell table:style-name="Table1.A1" office:value-type="string">
            <text:p text:style-name="P11">Sodium sulfate</text:p>
          </table:table-cell>
          <table:table-cell table:style-name="Table1.A1" office:value-type="string">
            <text:p text:style-name="P11">Na2SO4</text:p>
          </table:table-cell>
          <table:table-cell table:style-name="Table1.A1" office:value-type="string">
            <text:p text:style-name="P11">Yes</text:p>
          </table:table-cell>
          <table:table-cell table:style-name="Table1.A1" office:value-type="string">
            <text:p text:style-name="P11"><text:a xlink:type="simple" xlink:href="https://pubchem.ncbi.nlm.nih.gov/compound/Sodium-Sulfate" text:style-name="Internet_20_link" text:visited-style-name="Visited_20_Internet_20_Link"><text:span text:style-name="Internet_20_link">PubChem</text:span></text:a>, <text:a xlink:type="simple" xlink:href="https://en.wikipedia.org/wiki/Sodium_sulfat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22</text:p>
          </table:table-cell>
          <table:table-cell table:style-name="Table1.A1" office:value-type="string">
            <text:p text:style-name="P11">MgSO4</text:p>
          </table:table-cell>
          <table:table-cell table:style-name="Table1.A1" office:value-type="string">
            <text:p text:style-name="P11">Magnesium sulfate</text:p>
          </table:table-cell>
          <table:table-cell table:style-name="Table1.A1" office:value-type="string">
            <text:p text:style-name="P11">MgSO4</text:p>
          </table:table-cell>
          <table:table-cell table:style-name="Table1.A1" office:value-type="string">
            <text:p text:style-name="P11">Yes</text:p>
          </table:table-cell>
          <table:table-cell table:style-name="Table1.A1" office:value-type="string">
            <text:p text:style-name="P11"><text:a xlink:type="simple" xlink:href="https://www.fao.org/fileadmin/templates/agns/pdf/jecfa/cta/68/Magnesium_Sulfate.pdf" text:style-name="Internet_20_link" text:visited-style-name="Visited_20_Internet_20_Link"><text:span text:style-name="Internet_20_link">FAO</text:span></text:a></text:p>
          </table:table-cell>
        </table:table-row>
        <table:table-row table:style-name="Table1.1">
          <table:table-cell table:style-name="Table1.A1" office:value-type="string">
            <text:p text:style-name="P11">23</text:p>
          </table:table-cell>
          <table:table-cell table:style-name="Table1.A1" office:value-type="string">
            <text:p text:style-name="P11">CF3</text:p>
          </table:table-cell>
          <table:table-cell table:style-name="Table1.A1" office:value-type="string">
            <text:p text:style-name="P11">Trifluoromethyl radical</text:p>
          </table:table-cell>
          <table:table-cell table:style-name="Table1.A1" office:value-type="string">
            <text:p text:style-name="P11">CF3</text:p>
          </table:table-cell>
          <table:table-cell table:style-name="Table1.A1" office:value-type="string">
            <text:p text:style-name="P11">Yes</text:p>
          </table:table-cell>
          <table:table-cell table:style-name="Table1.A1" office:value-type="string">
            <text:p text:style-name="P11"><text:a xlink:type="simple" xlink:href="https://pubchem.ncbi.nlm.nih.gov/compound/Trifluoromethyl-radical"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1">24</text:p>
          </table:table-cell>
          <table:table-cell table:style-name="Table1.A1" office:value-type="string">
            <text:p text:style-name="P11">NH2</text:p>
          </table:table-cell>
          <table:table-cell table:style-name="Table1.A1" office:value-type="string">
            <text:p text:style-name="P11">Amino radical</text:p>
          </table:table-cell>
          <table:table-cell table:style-name="Table1.A1" office:value-type="string">
            <text:p text:style-name="P11">NH2 (or NH2·)</text:p>
          </table:table-cell>
          <table:table-cell table:style-name="Table1.A1" office:value-type="string">
            <text:p text:style-name="P11">Yes</text:p>
          </table:table-cell>
          <table:table-cell table:style-name="Table1.A1" office:value-type="string">
            <text:p text:style-name="P11"><text:a xlink:type="simple" xlink:href="https://en.wikipedia.org/wiki/Amino_radical" text:style-name="Internet_20_link" text:visited-style-name="Visited_20_Internet_20_Link"><text:span text:style-name="Internet_20_link">Wikipedia</text:span></text:a>, <text:a xlink:type="simple" xlink:href="https://en.wikipedia.org/wiki/NH2"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25</text:p>
          </table:table-cell>
          <table:table-cell table:style-name="Table1.A1" office:value-type="string">
            <text:p text:style-name="P11">CD3CN</text:p>
          </table:table-cell>
          <table:table-cell table:style-name="Table1.A1" office:value-type="string">
            <text:p text:style-name="P11">Acetonitrile-d3</text:p>
          </table:table-cell>
          <table:table-cell table:style-name="Table1.A1" office:value-type="string">
            <text:p text:style-name="P11">CD3CN</text:p>
          </table:table-cell>
          <table:table-cell table:style-name="Table1.A1" office:value-type="string">
            <text:p text:style-name="P11">Yes</text:p>
          </table:table-cell>
          <table:table-cell table:style-name="Table1.A1" office:value-type="string">
            <text:p text:style-name="P11"><text:a xlink:type="simple" xlink:href="https://www.merckmillipore.com/INTL/en/product/Acetonitrile-D3,MDA_CHEM-102904" text:style-name="Internet_20_link" text:visited-style-name="Visited_20_Internet_20_Link"><text:span text:style-name="Internet_20_link">Merck Millipore</text:span></text:a>, <text:a xlink:type="simple" xlink:href="https://www.sigmaaldrich.com/US/en/product/aldrich/151807" text:style-name="Internet_20_link" text:visited-style-name="Visited_20_Internet_20_Link"><text:span text:style-name="Internet_20_link">Sigma-Aldrich</text:span></text:a></text:p>
          </table:table-cell>
        </table:table-row>
        <table:table-row table:style-name="Table1.1">
          <table:table-cell table:style-name="Table1.A1" office:value-type="string">
            <text:p text:style-name="P11">26</text:p>
          </table:table-cell>
          <table:table-cell table:style-name="Table1.A1" office:value-type="string">
            <text:p text:style-name="P11">CCl4</text:p>
          </table:table-cell>
          <table:table-cell table:style-name="Table1.A1" office:value-type="string">
            <text:p text:style-name="P11">Carbon tetrachloride</text:p>
          </table:table-cell>
          <table:table-cell table:style-name="Table1.A1" office:value-type="string">
            <text:p text:style-name="P11">CCl4</text:p>
          </table:table-cell>
          <table:table-cell table:style-name="Table1.A1" office:value-type="string">
            <text:p text:style-name="P11">Yes</text:p>
          </table:table-cell>
          <table:table-cell table:style-name="Table1.A1" office:value-type="string">
            <text:p text:style-name="P11"><text:a xlink:type="simple" xlink:href="https://pubchem.ncbi.nlm.nih.gov/compound/Carbon-Tetrachloride"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1">27</text:p>
          </table:table-cell>
          <table:table-cell table:style-name="Table1.A1" office:value-type="string">
            <text:p text:style-name="P11">KMnO4</text:p>
          </table:table-cell>
          <table:table-cell table:style-name="Table1.A1" office:value-type="string">
            <text:p text:style-name="P11">Potassium <text:soft-page-break/>permanganate</text:p>
          </table:table-cell>
          <table:table-cell table:style-name="Table1.A1" office:value-type="string">
            <text:p text:style-name="P11">KMnO4</text:p>
          </table:table-cell>
          <table:table-cell table:style-name="Table1.A1" office:value-type="string">
            <text:p text:style-name="P11">Yes</text:p>
          </table:table-cell>
          <table:table-cell table:style-name="Table1.A1" office:value-type="string">
            <text:p text:style-name="P11"><text:a xlink:type="simple" xlink:href="https://pubchem.ncbi.nlm.nih.gov/compound/Potassium-Permanganate" text:style-name="Internet_20_link" text:visited-style-name="Visited_20_Internet_20_Link"><text:span text:style-name="Internet_20_link">PubChem</text:span></text:a>, <text:soft-page-break/><text:a xlink:type="simple" xlink:href="https://dermnetnz.org/topics/potassium-permanganate" text:style-name="Internet_20_link" text:visited-style-name="Visited_20_Internet_20_Link"><text:span text:style-name="Internet_20_link">DermNet</text:span></text:a></text:p>
          </table:table-cell>
        </table:table-row>
        <table:table-row table:style-name="Table1.1">
          <table:table-cell table:style-name="Table1.A1" office:value-type="string">
            <text:p text:style-name="P11">28</text:p>
          </table:table-cell>
          <table:table-cell table:style-name="Table1.A1" office:value-type="string">
            <text:p text:style-name="P11">Fe(NH4)2SO4</text:p>
          </table:table-cell>
          <table:table-cell table:style-name="Table1.A1" office:value-type="string">
            <text:p text:style-name="P11">Ferrous ammonium sulfate</text:p>
          </table:table-cell>
          <table:table-cell table:style-name="Table1.A1" office:value-type="string">
            <text:p text:style-name="P11">(NH4)2Fe(SO4)2 or Fe(NH4)2(SO4)2·6H2O</text:p>
          </table:table-cell>
          <table:table-cell table:style-name="Table1.A1" office:value-type="string">
            <text:p text:style-name="P11">No (Original likely a typo or refers to a different species than common Ferrous Ammonium Sulfate / Mohr’s Salt which is a double salt)</text:p>
          </table:table-cell>
          <table:table-cell table:style-name="Table1.A1" office:value-type="string">
            <text:p text:style-name="P11"><text:a xlink:type="simple" xlink:href="https://www.ebi.ac.uk/chebi/searchId.do?printerFriendlyView=true&amp;chebiId=76243&amp;structureView=applet" text:style-name="Internet_20_link" text:visited-style-name="Visited_20_Internet_20_Link"><text:span text:style-name="Internet_20_link">EMBL-EBI</text:span></text:a>, <text:a xlink:type="simple" xlink:href="https://cameochemicals.noaa.gov/chemical/3473" text:style-name="Internet_20_link" text:visited-style-name="Visited_20_Internet_20_Link"><text:span text:style-name="Internet_20_link">CAMEO Chemicals - NOAA</text:span></text:a></text:p>
          </table:table-cell>
        </table:table-row>
        <table:table-row table:style-name="Table1.1">
          <table:table-cell table:style-name="Table1.A1" office:value-type="string">
            <text:p text:style-name="P11">29</text:p>
          </table:table-cell>
          <table:table-cell table:style-name="Table1.A1" office:value-type="string">
            <text:p text:style-name="P11">KSCN</text:p>
          </table:table-cell>
          <table:table-cell table:style-name="Table1.A1" office:value-type="string">
            <text:p text:style-name="P11">Potassium thiocyanate</text:p>
          </table:table-cell>
          <table:table-cell table:style-name="Table1.A1" office:value-type="string">
            <text:p text:style-name="P11">KSCN</text:p>
          </table:table-cell>
          <table:table-cell table:style-name="Table1.A1" office:value-type="string">
            <text:p text:style-name="P11">Yes</text:p>
          </table:table-cell>
          <table:table-cell table:style-name="Table1.A1" office:value-type="string">
            <text:p text:style-name="P11"><text:a xlink:type="simple" xlink:href="https://en.wikipedia.org/wiki/Potassium_thiocyanate" text:style-name="Internet_20_link" text:visited-style-name="Visited_20_Internet_20_Link"><text:span text:style-name="Internet_20_link">Wikipedia</text:span></text:a>, <text:a xlink:type="simple" xlink:href="https://www.spectrumchemical.com/cas/333-20-0" text:style-name="Internet_20_link" text:visited-style-name="Visited_20_Internet_20_Link"><text:span text:style-name="Internet_20_link">Spectrum Chemical</text:span></text:a></text:p>
          </table:table-cell>
        </table:table-row>
        <table:table-row table:style-name="Table1.1">
          <table:table-cell table:style-name="Table1.A1" office:value-type="string">
            <text:p text:style-name="P11">30</text:p>
          </table:table-cell>
          <table:table-cell table:style-name="Table1.A1" office:value-type="string">
            <text:p text:style-name="P11">Fe(SCN)3</text:p>
          </table:table-cell>
          <table:table-cell table:style-name="Table1.A1" office:value-type="string">
            <text:p text:style-name="P11">Iron(III) thiocyanate</text:p>
          </table:table-cell>
          <table:table-cell table:style-name="Table1.A1" office:value-type="string">
            <text:p text:style-name="P11">Fe(SCN)3 (or C3FeN3S3)</text:p>
          </table:table-cell>
          <table:table-cell table:style-name="Table1.A1" office:value-type="string">
            <text:p text:style-name="P11">Yes</text:p>
          </table:table-cell>
          <table:table-cell table:style-name="Table1.A1" office:value-type="string">
            <text:p text:style-name="P11"><text:a xlink:type="simple" xlink:href="https://pubchem.ncbi.nlm.nih.gov/compound/Ferric-thiocyanate" text:style-name="Internet_20_link" text:visited-style-name="Visited_20_Internet_20_Link"><text:span text:style-name="Internet_20_link">PubChem</text:span></text:a>, <text:a xlink:type="simple" xlink:href="https://www.acs.org/content/acs/en/molecule-of-the-week/archive/i/iron-thiocyanate.html" text:style-name="Internet_20_link" text:visited-style-name="Visited_20_Internet_20_Link"><text:span text:style-name="Internet_20_link">American Chemical Society</text:span></text:a></text:p>
          </table:table-cell>
        </table:table-row>
        <table:table-row table:style-name="Table1.1">
          <table:table-cell table:style-name="Table1.A1" office:value-type="string">
            <text:p text:style-name="P11">31</text:p>
          </table:table-cell>
          <table:table-cell table:style-name="Table1.A1" office:value-type="string">
            <text:p text:style-name="P11">CH3(CH2)5OH</text:p>
          </table:table-cell>
          <table:table-cell table:style-name="Table1.A1" office:value-type="string">
            <text:p text:style-name="P11">1-Hexanol (Hexan-1-ol)</text:p>
          </table:table-cell>
          <table:table-cell table:style-name="Table1.A1" office:value-type="string">
            <text:p text:style-name="P11">C6H14O (or CH3(CH2)5OH)</text:p>
          </table:table-cell>
          <table:table-cell table:style-name="Table1.A1" office:value-type="string">
            <text:p text:style-name="P11">Yes</text:p>
          </table:table-cell>
          <table:table-cell table:style-name="Table1.A1" office:value-type="string">
            <text:p text:style-name="P11"><text:a xlink:type="simple" xlink:href="https://pubchem.ncbi.nlm.nih.gov/compound/1-Hexanol" text:style-name="Internet_20_link" text:visited-style-name="Visited_20_Internet_20_Link"><text:span text:style-name="Internet_20_link">PubChem</text:span></text:a>, <text:a xlink:type="simple" xlink:href="https://en.wikipedia.org/wiki/1-Hexanol"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32</text:p>
          </table:table-cell>
          <table:table-cell table:style-name="Table1.A1" office:value-type="string">
            <text:p text:style-name="P11">(CH3)3SiOH</text:p>
          </table:table-cell>
          <table:table-cell table:style-name="Table1.A1" office:value-type="string">
            <text:p text:style-name="P11">Trimethylsilanol</text:p>
          </table:table-cell>
          <table:table-cell table:style-name="Table1.A1" office:value-type="string">
            <text:p text:style-name="P11">(CH3)3SiOH (or C3H10OSi)</text:p>
          </table:table-cell>
          <table:table-cell table:style-name="Table1.A1" office:value-type="string">
            <text:p text:style-name="P11">Yes</text:p>
          </table:table-cell>
          <table:table-cell table:style-name="Table1.A1" office:value-type="string">
            <text:p text:style-name="P11"><text:a xlink:type="simple" xlink:href="https://www.sigmaaldrich.com/US/en/product/aldrich/725986" text:style-name="Internet_20_link" text:visited-style-name="Visited_20_Internet_20_Link"><text:span text:style-name="Internet_20_link">Sigma-Aldrich</text:span></text:a>, <text:a xlink:type="simple" xlink:href="https://en.wikipedia.org/wiki/Trimethylsilanol"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1">33</text:p>
          </table:table-cell>
          <table:table-cell table:style-name="Table1.A1" office:value-type="string">
            <text:p text:style-name="P11">((CH3)3Si)2O</text:p>
          </table:table-cell>
          <table:table-cell table:style-name="Table1.A1" office:value-type="string">
            <text:p text:style-name="P11">Hexamethyldisiloxane</text:p>
          </table:table-cell>
          <table:table-cell table:style-name="Table1.A1" office:value-type="string">
            <text:p text:style-name="P11">((CH3)3Si)2O (or C6H18OSi2)</text:p>
          </table:table-cell>
          <table:table-cell table:style-name="Table1.A1" office:value-type="string">
            <text:p text:style-name="P11">Yes</text:p>
          </table:table-cell>
          <table:table-cell table:style-name="Table1.A1" office:value-type="string">
            <text:p text:style-name="P11"><text:a xlink:type="simple" xlink:href="https://en.wikipedia.org/wiki/Hexamethyldisiloxane" text:style-name="Internet_20_link" text:visited-style-name="Visited_20_Internet_20_Link"><text:span text:style-name="Internet_20_link">Wikipedia</text:span></text:a>, <text:a xlink:type="simple" xlink:href="https://www.thermofisher.com/order/catalog/product/A11848.0F" text:style-name="Internet_20_link" text:visited-style-name="Visited_20_Internet_20_Link"><text:span text:style-name="Internet_20_link">Thermo Fisher</text:span></text:a>, <text:a xlink:type="simple" xlink:href="https://ereztech.com/product/hexamethyldisiloxane-107-46-0/" text:style-name="Internet_20_link" text:visited-style-name="Visited_20_Internet_20_Link"><text:span text:style-name="Internet_20_link">Ereztech</text:span></text:a></text:p>
          </table:table-cell>
        </table:table-row>
        <table:table-row table:style-name="Table1.1">
          <table:table-cell table:style-name="Table1.A1" office:value-type="string">
            <text:p text:style-name="P11">34</text:p>
          </table:table-cell>
          <table:table-cell table:style-name="Table1.A1" office:value-type="string">
            <text:p text:style-name="P11">CF3CONH2</text:p>
          </table:table-cell>
          <table:table-cell table:style-name="Table1.A1" office:value-type="string">
            <text:p text:style-name="P11">Trifluoroacetamide</text:p>
          </table:table-cell>
          <table:table-cell table:style-name="Table1.A1" office:value-type="string">
            <text:p text:style-name="P11">CF3CONH2 (or C2H2F3NO)</text:p>
          </table:table-cell>
          <table:table-cell table:style-name="Table1.A1" office:value-type="string">
            <text:p text:style-name="P11">Yes</text:p>
          </table:table-cell>
          <table:table-cell table:style-name="Table1.A1" office:value-type="string">
            <text:p text:style-name="P11"><text:a xlink:type="simple" xlink:href="https://pubchem.ncbi.nlm.nih.gov/compound/Trifluoroacetamide" text:style-name="Internet_20_link" text:visited-style-name="Visited_20_Internet_20_Link"><text:span text:style-name="Internet_20_link">PubChem</text:span></text:a>, <text:a xlink:type="simple" xlink:href="https://www.fishersci.ca/shop/products/2-2-2-trifluoroacetamide-97-thermo-scientific-1/p-7021918" text:style-name="Internet_20_link" text:visited-style-name="Visited_20_Internet_20_Link"><text:span text:style-name="Internet_20_link">Fisher Scientific</text:span></text:a></text:p>
          </table:table-cell>
        </table:table-row>
      </table:table>
      <text:p text:style-name="Text_20_body"><text:span text:style-name="T2">Note on</text:span> <draw:frame draw:style-name="fr1" draw:name="Object11" text:anchor-type="as-char" svg:width="1.0772in" svg:height="0.2335in" draw:z-index="12"><draw:object xlink:href="./Object 11" xlink:type="simple" xlink:show="embed" xlink:actuate="onLoad"/><draw:image xlink:href="./ObjectReplacements/Object 11" xlink:type="simple" xlink:show="embed" xlink:actuate="onLoad"/></draw:frame>: The extracted formula <draw:frame draw:style-name="fr1" draw:name="Object12" text:anchor-type="as-char" svg:width="1.0772in" svg:height="0.2335in" draw:z-index="13"><draw:object xlink:href="./Object 12" xlink:type="simple" xlink:show="embed" xlink:actuate="onLoad"/><draw:image xlink:href="./ObjectReplacements/Object 12" xlink:type="simple" xlink:show="embed" xlink:actuate="onLoad"/></draw:frame><text:s/>does not directly correspond to the common compound Ferrous Ammonium Sulfate (Mohr’s Salt), which is a double salt with the formula <draw:frame draw:style-name="fr1" draw:name="Object13" text:anchor-type="as-char" svg:width="1.239in" svg:height="0.2335in" draw:z-index="14"><draw:object xlink:href="./Object 13" xlink:type="simple" xlink:show="embed" xlink:actuate="onLoad"/><draw:image xlink:href="./ObjectReplacements/Object 13" xlink:type="simple" xlink:show="embed" xlink:actuate="onLoad"/></draw:frame><text:s/>or its hexahydrate <draw:frame draw:style-name="fr1" draw:name="Object14" text:anchor-type="as-char" svg:width="1.7992in" svg:height="0.2335in" draw:z-index="15"><draw:object xlink:href="./Object 14" xlink:type="simple" xlink:show="embed" xlink:actuate="onLoad"/><draw:image xlink:href="./ObjectReplacements/Object 14" xlink:type="simple" xlink:show="embed" xlink:actuate="onLoad"/></draw:frame>. The extracted formula suggests a 1:1 ratio of ammonium to sulfate, whereas Mohr’s salt has a 2:2 (or 1:1 after simplifying the sulfate part if written as <draw:frame draw:style-name="fr1" draw:name="Object15" text:anchor-type="as-char" svg:width="1.9736in" svg:height="0.2335in" draw:z-index="16"><draw:object xlink:href="./Object 15" xlink:type="simple" xlink:show="embed" xlink:actuate="onLoad"/><draw:image xlink:href="./ObjectReplacements/Object 15" xlink:type="simple" xlink:show="embed" xlink:actuate="onLoad"/></draw:frame>). The regenerated formula from the name “Ferrous ammonium sulfate” typically refers to the double salt. The PDF on page S-8 in the supporting information lists <draw:frame draw:style-name="fr1" draw:name="Object16" text:anchor-type="as-char" svg:width="1.0772in" svg:height="0.2335in" draw:z-index="17"><draw:object xlink:href="./Object 16" xlink:type="simple" xlink:show="embed" xlink:actuate="onLoad"/><draw:image xlink:href="./ObjectReplacements/Object 16" xlink:type="simple" xlink:show="embed" xlink:actuate="onLoad"/></draw:frame><text:s/>when discussing the quantitation of <draw:frame draw:style-name="fr1" draw:name="Object17" text:anchor-type="as-char" svg:width="0.4134in" svg:height="0.2102in" draw:z-index="18"><draw:object xlink:href="./Object 17" xlink:type="simple" xlink:show="embed" xlink:actuate="onLoad"/><draw:image xlink:href="./ObjectReplacements/Object 17" xlink:type="simple" xlink:show="embed" xlink:actuate="onLoad"/></draw:frame>. This might be a specific notation or a typo in the source document for what is commonly known as Mohr’s Salt, or a different, less common species.</text:p>
      <text:p text:style-name="Text_20_body">The analysis involved extracting formulas exactly as they appeared in the PDF, using web searches to generate their common chemical names, and then using those names to regenerate chemical formulas for comparison.</text:p>
      <text:p text:style-name="Standard"><draw:rect text:anchor-type="as-char" style:rel-width="100%" draw:z-index="1" draw:style-name="gr1" draw:text-style-name="P8" svg:width="7.5004in" svg:height="0.0213in"><text:p/></draw:rect><text:bookmark-end text:name="X74cff93155b1919b6a2cc76438c84697b92ccf8"/><text:bookmark-end text:name="chemical-species-analysis-from-pdf"/><text:bookmark-end text:name="response-example-illustrative"/><text:bookmark-end text:name="X34d8946ed3f6d1a93f09cb5fecf6b3bb893ba48"/></text:p>
      <text:p text:style-name="Compac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Caption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align="start" style:justify-single-word="false" fo:orphans="2" fo:widows="2" style:writing-mode="lr-tb"/>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creator>e</dc:creator>
    <meta:editing-cycles>8</meta:editing-cycles>
    <meta:creation-date>2025-05-12T04:32:00</meta:creation-date>
    <dc:date>2025-05-12T05:01:00</dc:date>
    <meta:editing-duration>PT22M</meta:editing-duration>
    <meta:generator>LibreOffice/25.2.2.1$Windows_x86 LibreOffice_project/38d746d66d9b82fa248a2e90142b9dd3ddd1d6cd</meta:generator>
    <meta:document-statistic meta:table-count="1" meta:image-count="0" meta:object-count="17" meta:page-count="7" meta:paragraph-count="275" meta:word-count="2431" meta:character-count="17360" meta:non-whitespace-character-count="15204"/>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0/content.xml><?xml version="1.0" encoding="utf-8"?>
<math xmlns="http://www.w3.org/1998/Math/MathML" display="block">
  <semantics>
    <mrow>
      <msub>
        <mrow>
          <mo fence="true" form="prefix" stretchy="true">(</mo>
          <mrow>
            <mrow>
              <mi>C</mi>
              <msub>
                <mi>H</mi>
                <mn>3</mn>
              </msub>
            </mrow>
          </mrow>
          <mo fence="true" form="postfix" stretchy="true">)</mo>
        </mrow>
        <mn>6</mn>
      </msub>
      <mi>S</mi>
      <msub>
        <mi>i</mi>
        <mn>2</mn>
      </msub>
      <mi>O</mi>
    </mrow>
    <annotation encoding="StarMath 5.0">{left (C {H} rsub {3} right )} rsub {6} S {i} rsub {2} O</annotation>
  </semantics>
</math>
</file>

<file path=Object 11/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2/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3/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row>
    <annotation encoding="StarMath 5.0">{left (N {H} rsub {4} right )} rsub {2} Fe {left (S {O} rsub {4} right )} rsub {2}</annotation>
  </semantics>
</math>
</file>

<file path=Object 14/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i>•</mi>
      <mn>6</mn>
      <msub>
        <mi>H</mi>
        <mn>2</mn>
      </msub>
      <mi>O</mi>
    </mrow>
    <annotation encoding="StarMath 5.0">{left (N {H} rsub {4} right )} rsub {2} Fe {left (S {O} rsub {4} right )} rsub {2} •6 {H} rsub {2} O</annotation>
  </semantics>
</math>
</file>

<file path=Object 15/content.xml><?xml version="1.0" encoding="utf-8"?>
<math xmlns="http://www.w3.org/1998/Math/MathML" display="block">
  <semantics>
    <mrow>
      <mi mathvariant="italic">FeS</mi>
      <msub>
        <mi>O</mi>
        <mn>4</mn>
      </msub>
      <mi>·</mi>
      <msub>
        <mrow>
          <mo fence="true" form="prefix" stretchy="true">(</mo>
          <mrow>
            <mrow>
              <mi>N</mi>
              <msub>
                <mi>H</mi>
                <mn>4</mn>
              </msub>
            </mrow>
          </mrow>
          <mo fence="true" form="postfix" stretchy="true">)</mo>
        </mrow>
        <mn>2</mn>
      </msub>
      <mi>S</mi>
      <msub>
        <mi>O</mi>
        <mn>4</mn>
      </msub>
      <mi>·</mi>
      <mn>6</mn>
      <msub>
        <mi>H</mi>
        <mn>2</mn>
      </msub>
      <mi>O</mi>
    </mrow>
    <annotation encoding="StarMath 5.0">FeS {O} rsub {4} · {left (N {H} rsub {4} right )} rsub {2} S {O} rsub {4} ·6 {H} rsub {2} O</annotation>
  </semantics>
</math>
</file>

<file path=Object 16/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7/content.xml><?xml version="1.0" encoding="utf-8"?>
<math xmlns="http://www.w3.org/1998/Math/MathML" display="block">
  <semantics>
    <mrow>
      <msub>
        <mi>H</mi>
        <mn>2</mn>
      </msub>
      <msub>
        <mi>O</mi>
        <mn>2</mn>
      </msub>
    </mrow>
    <annotation encoding="StarMath 5.0">{H} rsub {2} {O} rsub {2}</annotation>
  </semantics>
</math>
</file>

<file path=Object 2/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i>•</mi>
      <mn>6</mn>
      <msub>
        <mi>H</mi>
        <mn>2</mn>
      </msub>
      <mi>O</mi>
    </mrow>
    <annotation encoding="StarMath 5.0">{left (N {H} rsub {4} right )} rsub {2} Fe {left (S {O} rsub {4} right )} rsub {2} •6 {H} rsub {2} O</annotation>
  </semantics>
</math>
</file>

<file path=Object 3/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sub>
        <mrow>
          <mo fence="true" form="prefix" stretchy="true">(</mo>
          <mrow>
            <mrow>
              <mi>S</mi>
              <msub>
                <mi>O</mi>
                <mn>4</mn>
              </msub>
            </mrow>
          </mrow>
          <mo fence="true" form="postfix" stretchy="true">)</mo>
        </mrow>
        <mn>2</mn>
      </msub>
    </mrow>
    <annotation encoding="StarMath 5.0">Fe {left (N {H} rsub {4} right )} rsub {2} {left (S {O} rsub {4} right )} rsub {2}</annotation>
  </semantics>
</math>
</file>

<file path=Object 4/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mtext>
    </mrow>
    <annotation encoding="StarMath 5.0">Fe {left (N {H} rsub {4} right )} rsub {2} S {O} rsub {4} " "</annotation>
  </semantics>
</math>
</file>

<file path=Object 5/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Ferrous ammonium sulfate \(Mohr’s salt\)</mtext>
    </mrow>
    <annotation encoding="StarMath 5.0">Fe {left (N {H} rsub {4} right )} rsub {2} S {O} rsub {4} ": Ferrous ammonium sulfate \(Mohr’s salt\)"</annotation>
  </semantics>
</math>
</file>

<file path=Object 6/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Ferrous ammonium sulfate. Correct.</mtext>
    </mrow>
    <annotation encoding="StarMath 5.0">Fe {left (N {H} rsub {4} right )} rsub {2} S {O} rsub {4} ": Ferrous ammonium sulfate. Correct."</annotation>
  </semantics>
</math>
</file>

<file path=Object 7/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8/content.xml><?xml version="1.0" encoding="utf-8"?>
<math xmlns="http://www.w3.org/1998/Math/MathML" display="block">
  <semantics>
    <mrow>
      <msub>
        <mrow>
          <mo fence="true" form="prefix" stretchy="true">(</mo>
          <mrow>
            <mrow>
              <mi>C</mi>
              <msub>
                <mi>H</mi>
                <mn>3</mn>
              </msub>
            </mrow>
          </mrow>
          <mo fence="true" form="postfix" stretchy="true">)</mo>
        </mrow>
        <mn>3</mn>
      </msub>
      <mi>S</mi>
      <msub>
        <mi>i</mi>
        <mn>2</mn>
      </msub>
      <mi>O</mi>
    </mrow>
    <annotation encoding="StarMath 5.0">{left (C {H} rsub {3} right )} rsub {3} S {i} rsub {2} O</annotation>
  </semantics>
</math>
</file>

<file path=Object 9/content.xml><?xml version="1.0" encoding="utf-8"?>
<math xmlns="http://www.w3.org/1998/Math/MathML" display="block">
  <semantics>
    <mrow>
      <msub>
        <mrow>
          <mo fence="true" form="prefix" stretchy="true">(</mo>
          <mrow>
            <mrow>
              <msub>
                <mrow>
                  <mo fence="true" form="prefix" stretchy="true">(</mo>
                  <mrow>
                    <mrow>
                      <mi>C</mi>
                      <msub>
                        <mi>H</mi>
                        <mn>3</mn>
                      </msub>
                    </mrow>
                  </mrow>
                  <mo fence="true" form="postfix" stretchy="true">)</mo>
                </mrow>
                <mn>3</mn>
              </msub>
              <mi mathvariant="italic">Si</mi>
            </mrow>
          </mrow>
          <mo fence="true" form="postfix" stretchy="true">)</mo>
        </mrow>
        <mn>2</mn>
      </msub>
      <mi>O</mi>
    </mrow>
    <annotation encoding="StarMath 5.0">{left ({left (C {H} rsub {3} right )} rsub {3} Si right )} rsub {2} O</annotation>
  </semantics>
</math>
</file>